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36"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37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13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7" style:family="table-cell" style:parent-style-name="Default" style:data-style-name="N37">
      <style:text-properties style:font-name="Source Sans Pro" style:font-name-asian="Source Sans Pro" style:font-name-complex="Source Sans Pro"/>
    </style:style>
    <style:style style:name="ce18" style:family="table-cell" style:parent-style-name="Default" style:data-style-name="N0">
      <style:text-properties style:font-name="Source Sans Pro" style:font-name-asian="Source Sans Pro" style:font-name-complex="Source Sans Pro" fo:font-size="8pt" style:font-size-asian="8pt" style:font-size-complex="8pt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page" style:column-width="2.248958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2" table:style-name="ce2"/>
          <table:table-cell office:value-type="string" table:style-name="ce2">
            <text:p>Header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Auto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0" table:formula="of:=[.E4]" table:style-name="ce2">
            <text:p>0</text:p>
          </table:table-cell>
          <table:table-cell office:value-type="float" office:value="3994" table:formula="of:=[.G4]" table:style-name="ce2">
            <text:p>3994</text:p>
          </table:table-cell>
          <table:table-cell office:value-type="float" office:value="9705" table:formula="of:=[.F4]" table:style-name="ce2">
            <text:p>970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950" table:formula="of:=[.E5]" table:style-name="ce2">
            <text:p>1950</text:p>
          </table:table-cell>
          <table:table-cell office:value-type="float" office:value="7527" table:formula="of:=[.G5]" table:style-name="ce2">
            <text:p>7527</text:p>
          </table:table-cell>
          <table:table-cell office:value-type="float" office:value="1215" table:formula="of:=[.F5]" table:style-name="ce2">
            <text:p>121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0" table:formula="of:=[.E6]" table:style-name="ce2">
            <text:p>0</text:p>
          </table:table-cell>
          <table:table-cell office:value-type="float" office:value="4721" table:formula="of:=[.G6]" table:style-name="ce2">
            <text:p>4721</text:p>
          </table:table-cell>
          <table:table-cell office:value-type="float" office:value="1200" table:formula="of:=[.F6]" table:style-name="ce2">
            <text:p>1200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0" table:formula="of:=[.E7]" table:style-name="ce2">
            <text:p>0</text:p>
          </table:table-cell>
          <table:table-cell office:value-type="float" office:value="2386" table:formula="of:=[.G7]" table:style-name="ce2">
            <text:p>2386</text:p>
          </table:table-cell>
          <table:table-cell office:value-type="float" office:value="2245" table:formula="of:=[.F7]" table:style-name="ce2">
            <text:p>2245</text:p>
          </table:table-cell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table:number-columns-repeated="7"/>
          <table:table-cell table:style-name="ce2">
            <draw:frame draw:z-index="1" draw:id="id0" draw:style-name="a0" draw:name="Chart 1" svg:x="0.1875in" svg:y="0.0555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6" table:style-name="ro2">
          <table:table-cell table:number-columns-repeated="16384"/>
        </table:table-row>
      </table:table>
      <table:table table:name="Perf(Echo)" table:style-name="ta2">
        <table:table-column table:style-name="co1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2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2" table:style-name="ce2"/>
          <table:table-cell office:value-type="string" table:style-name="ce2">
            <text:p>user</text:p>
          </table:table-cell>
          <table:table-cell office:value-type="string" table:style-name="ce2">
            <text:p>sys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78.968000000000004" table:formula="of:=[.H4]" table:style-name="ce13">
            <text:p>78.968<text:s/></text:p>
          </table:table-cell>
          <table:table-cell office:value-type="float" office:value="8.7270000000000003" table:formula="of:=[.I4]" table:style-name="ce13">
            <text:p>8.727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6.06" table:formula="of:=[.H5]" table:style-name="ce13">
            <text:p>6.060<text:s/></text:p>
          </table:table-cell>
          <table:table-cell office:value-type="float" office:value="22.739000000000001" table:formula="of:=[.I5]" table:style-name="ce13">
            <text:p>22.739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8.8989999999999991" table:formula="of:=[.H6]" table:style-name="ce13">
            <text:p>8.899<text:s/></text:p>
          </table:table-cell>
          <table:table-cell office:value-type="float" office:value="9.1120000000000001" table:formula="of:=[.I6]" table:style-name="ce13">
            <text:p>9.112<text:s/>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style-name="ce2"/>
          <table:table-cell office:value-type="string" table:style-name="ce2">
            <text:p>Python</text:p>
          </table:table-cell>
          <table:table-cell office:value-type="float" office:value="3539.0390000000002" table:formula="of:=[.H7]" table:style-name="ce13">
            <text:p>3539.039<text:s/></text:p>
          </table:table-cell>
          <table:table-cell office:value-type="float" office:value="43.104999999999997" table:formula="of:=[.I7]" table:style-name="ce13">
            <text:p>43.105<text:s/></text:p>
          </table:table-cell>
          <table:table-cell table:number-columns-repeated="16370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 table:style-name="ce2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4">
            <text:p>35%</text:p>
          </table:table-cell>
          <table:table-cell office:value-type="percentage" office:value="7.6739945294296411E-2" table:formula="of:=[.H$5]/[.H4]" table:style-name="ce14">
            <text:p>8%</text:p>
          </table:table-cell>
          <table:table-cell office:value-type="percentage" office:value="2.605591841411711" table:formula="of:=[.I$5]/[.I4]" table:style-name="ce14">
            <text:p>261%</text:p>
          </table:table-cell>
          <table:table-cell office:value-type="percentage" office:value="0.32839956667997033" table:formula="of:=[.J$5]/[.J4]" table:style-name="ce14">
            <text:p>33%</text:p>
          </table:table-cell>
          <table:table-cell table:style-name="ce2"/>
          <table:table-cell table:style-name="ce2">
            <draw:frame draw:z-index="1" draw:id="id1" draw:style-name="a1" draw:name="Chart 1" svg:x="0.02778in" svg:y="0.0138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4">
            <text:p>100%</text:p>
          </table:table-cell>
          <table:table-cell office:value-type="percentage" office:value="1" table:formula="of:=[.H$5]/[.H5]" table:style-name="ce14">
            <text:p>100%</text:p>
          </table:table-cell>
          <table:table-cell office:value-type="percentage" office:value="1" table:formula="of:=[.I$5]/[.I5]" table:style-name="ce14">
            <text:p>100%</text:p>
          </table:table-cell>
          <table:table-cell office:value-type="percentage" office:value="1" table:formula="of:=[.J$5]/[.J5]" table:style-name="ce14">
            <text:p>10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4">
            <text:p>195%</text:p>
          </table:table-cell>
          <table:table-cell office:value-type="percentage" office:value="0.6809753904933139" table:formula="of:=[.H$5]/[.H6]" table:style-name="ce14">
            <text:p>68%</text:p>
          </table:table-cell>
          <table:table-cell office:value-type="percentage" office:value="2.4955004389815629" table:formula="of:=[.I$5]/[.I6]" table:style-name="ce14">
            <text:p>250%</text:p>
          </table:table-cell>
          <table:table-cell office:value-type="percentage" office:value="1.5989672977624785" table:formula="of:=[.J$5]/[.J6]" table:style-name="ce14">
            <text:p>160%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4">
            <text:p>1%</text:p>
          </table:table-cell>
          <table:table-cell office:value-type="percentage" office:value="1.7123292509633264E-3" table:formula="of:=[.H$5]/[.H7]" table:style-name="ce14">
            <text:p>0%</text:p>
          </table:table-cell>
          <table:table-cell office:value-type="percentage" office:value="0.52752580907087354" table:formula="of:=[.I$5]/[.I7]" table:style-name="ce14">
            <text:p>53%</text:p>
          </table:table-cell>
          <table:table-cell office:value-type="percentage" office:value="8.0395986314341344E-3" table:formula="of:=[.J$5]/[.J7]" table:style-name="ce14">
            <text:p>1%</text:p>
          </table:table-cell>
          <table:table-cell table:number-columns-repeated="16374" table:style-name="ce2"/>
        </table:table-row>
        <table:table-row table:number-rows-repeated="1048562" table:style-name="ro2">
          <table:table-cell table:number-columns-repeated="16384"/>
        </table:table-row>
      </table:table>
      <table:table table:name="Perf(Redis)" table:style-name="ta3">
        <table:table-column table:style-name="co7" table:default-cell-style-name="ce2"/>
        <table:table-column table:style-name="co8" table:default-cell-style-name="ce2"/>
        <table:table-column table:style-name="co5" table:number-columns-repeated="3" table:default-cell-style-name="ce2"/>
        <table:table-column table:style-name="co3" table:default-cell-style-name="ce2"/>
        <table:table-column table:style-name="co6" table:number-columns-repeated="5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6371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2" table:style-name="ce2"/>
          <table:table-cell office:value-type="string" table:style-name="ce2">
            <text:p>SET</text:p>
          </table:table-cell>
          <table:table-cell office:value-type="string" table:style-name="ce2">
            <text:p>GET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SET</text:p>
          </table:table-cell>
          <table:table-cell office:value-type="float" office:value="0.32800000000000001" table:style-name="ce15">
            <text:p>0.328</text:p>
          </table:table-cell>
          <table:table-cell office:value-type="float" office:value="0.16800000000000001" table:style-name="ce15">
            <text:p>0.168</text:p>
          </table:table-cell>
          <table:table-cell office:value-type="float" office:value="3.1509999999999998" table:style-name="ce15">
            <text:p>3.151</text:p>
          </table:table-cell>
          <table:table-cell office:value-type="float" office:value="1.0149999999999999" table:style-name="ce15">
            <text:p>1.015</text:p>
          </table:table-cell>
          <table:table-cell office:value-type="float" office:value="1.0149999999999999" table:style-name="ce15">
            <text:p>1.015</text:p>
          </table:table-cell>
          <table:table-cell office:value-type="percentage" office:value="1" table:formula="of:=1/([.J3]/[.$J$3])" table:style-name="ce16">
            <text:p>100%</text:p>
          </table:table-cell>
          <table:table-cell table:style-name="ce2"/>
          <table:table-cell office:value-type="string" table:style-name="ce2">
            <text:p>C</text:p>
          </table:table-cell>
          <table:table-cell office:value-type="float" office:value="1.0149999999999999" table:formula="of:=[.I3]" table:style-name="ce17">
            <text:p>1.015</text:p>
          </table:table-cell>
          <table:table-cell office:value-type="float" office:value="1.0069999999999999" table:formula="of:=[.J8]" table:style-name="ce17">
            <text:p>1.00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1.1220000000000001" table:style-name="ce15">
            <text:p>1.122</text:p>
          </table:table-cell>
          <table:table-cell office:value-type="float" office:value="4.8000000000000001E-2" table:style-name="ce15">
            <text:p>0.048</text:p>
          </table:table-cell>
          <table:table-cell office:value-type="float" office:value="7.8070000000000004" table:style-name="ce15">
            <text:p>7.807</text:p>
          </table:table-cell>
          <table:table-cell office:value-type="float" office:value="3.6629999999999998" table:style-name="ce15">
            <text:p>3.663</text:p>
          </table:table-cell>
          <table:table-cell office:value-type="float" office:value="3.6629999999999998" table:style-name="ce15">
            <text:p>3.663</text:p>
          </table:table-cell>
          <table:table-cell office:value-type="percentage" office:value="0.27709527709527709" table:formula="of:=1/([.J4]/[.$J$3])" table:style-name="ce16">
            <text:p>28%</text:p>
          </table:table-cell>
          <table:table-cell table:style-name="ce2"/>
          <table:table-cell office:value-type="string" table:style-name="ce2">
            <text:p>Rust</text:p>
          </table:table-cell>
          <table:table-cell office:value-type="float" office:value="3.6629999999999998" table:formula="of:=[.I4]" table:style-name="ce17">
            <text:p>3.663</text:p>
          </table:table-cell>
          <table:table-cell office:value-type="float" office:value="2.4550000000000001" table:formula="of:=[.J9]" table:style-name="ce17">
            <text:p>2.45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1.0309999999999999" table:style-name="ce15">
            <text:p>1.031</text:p>
          </table:table-cell>
          <table:table-cell office:value-type="float" office:value="7.1999999999999995E-2" table:style-name="ce15">
            <text:p>0.072</text:p>
          </table:table-cell>
          <table:table-cell office:value-type="float" office:value="4.415" table:style-name="ce15">
            <text:p>4.415</text:p>
          </table:table-cell>
          <table:table-cell office:value-type="float" office:value="2.879" table:style-name="ce15">
            <text:p>2.879</text:p>
          </table:table-cell>
          <table:table-cell office:value-type="float" office:value="2.879" table:style-name="ce15">
            <text:p>2.879</text:p>
          </table:table-cell>
          <table:table-cell office:value-type="percentage" office:value="0.35255296978117401" table:formula="of:=1/([.J5]/[.$J$3])" table:style-name="ce16">
            <text:p>35%</text:p>
          </table:table-cell>
          <table:table-cell table:style-name="ce2"/>
          <table:table-cell office:value-type="string" table:style-name="ce2">
            <text:p>Go</text:p>
          </table:table-cell>
          <table:table-cell office:value-type="float" office:value="2.879" table:formula="of:=[.I5]" table:style-name="ce17">
            <text:p>2.879</text:p>
          </table:table-cell>
          <table:table-cell office:value-type="float" office:value="2.1669999999999998" table:formula="of:=[.J10]" table:style-name="ce17">
            <text:p>2.167</text:p>
          </table:table-cell>
          <table:table-cell table:number-columns-repeated="16369"/>
        </table:table-row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style-name="ce1"/>
          <table:table-cell table:style-name="ce1">
            <draw:frame draw:z-index="1" draw:id="id2" draw:style-name="a2" draw:name="Chart 1" svg:x="0.02083in" svg:y="0.0277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9">
            <text:p>GET</text:p>
          </table:table-cell>
          <table:table-cell office:value-type="float" office:value="0.34100000000000003" table:style-name="ce15">
            <text:p>0.341</text:p>
          </table:table-cell>
          <table:table-cell office:value-type="float" office:value="0.128" table:style-name="ce15">
            <text:p>0.128</text:p>
          </table:table-cell>
          <table:table-cell office:value-type="float" office:value="1.391" table:style-name="ce15">
            <text:p>1.391</text:p>
          </table:table-cell>
          <table:table-cell office:value-type="float" office:value="1.0069999999999999" table:style-name="ce15">
            <text:p>1.007</text:p>
          </table:table-cell>
          <table:table-cell office:value-type="float" office:value="1.0069999999999999" table:style-name="ce15">
            <text:p>1.007</text:p>
          </table:table-cell>
          <table:table-cell office:value-type="percentage" office:value="1" table:formula="of:=1/([.J8]/[.$J$8])" table:style-name="ce16">
            <text:p>100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0.98499999999999999" table:style-name="ce15">
            <text:p>0.985</text:p>
          </table:table-cell>
          <table:table-cell office:value-type="float" office:value="0.04" table:style-name="ce15">
            <text:p>0.040</text:p>
          </table:table-cell>
          <table:table-cell office:value-type="float" office:value="4.2149999999999999" table:style-name="ce15">
            <text:p>4.215</text:p>
          </table:table-cell>
          <table:table-cell office:value-type="float" office:value="2.4550000000000001" table:style-name="ce15">
            <text:p>2.455</text:p>
          </table:table-cell>
          <table:table-cell office:value-type="float" office:value="2.4550000000000001" table:style-name="ce15">
            <text:p>2.455</text:p>
          </table:table-cell>
          <table:table-cell office:value-type="percentage" office:value="0.410183299389002" table:formula="of:=1/([.J9]/[.$J$8])" table:style-name="ce16">
            <text:p>41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8" table:style-name="ce15">
            <text:p>0.780</text:p>
          </table:table-cell>
          <table:table-cell office:value-type="float" office:value="6.4000000000000001E-2" table:style-name="ce15">
            <text:p>0.064</text:p>
          </table:table-cell>
          <table:table-cell office:value-type="float" office:value="3.4870000000000001" table:style-name="ce15">
            <text:p>3.487</text:p>
          </table:table-cell>
          <table:table-cell office:value-type="float" office:value="2.1669999999999998" table:style-name="ce15">
            <text:p>2.167</text:p>
          </table:table-cell>
          <table:table-cell office:value-type="float" office:value="2.1669999999999998" table:style-name="ce15">
            <text:p>2.167</text:p>
          </table:table-cell>
          <table:table-cell office:value-type="percentage" office:value="0.46469773880941395" table:formula="of:=1/([.J10]/[.$J$8])" table:style-name="ce16">
            <text:p>46%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8">
            <text:p>*1) hash tag : c1c3bcb4657ebaba8665e2f404a995be0d93cb26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">
            <text:p>redis-benchmark -t get,set -n 10000<text:s text:c="2"/></text:p>
          </table:table-cell>
          <table:table-cell table:number-columns-repeated="9" table:style-name="ce2"/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97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89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2</meta:generator>
    <dc:creator>Microsoft Office User</dc:creator>
    <meta:creation-date>2022-12-21T23:55:22Z</meta:creation-date>
    <dc:date>2023-02-18T10:03:12Z</dc:date>
    <meta:print-date>2023-02-18T09:44:46Z</meta:print-date>
    <meta:editing-cycles>4</meta:editing-cycles>
    <meta:editing-duration>PT33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4a7fb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adc6e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LOC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.$J$4:.$J$7"/>
          </chart:axis>
          <chart:series chart:label-cell-address="LOC.$K$3" chart:values-cell-range-address="LOC.$K$4:.$K$7" chart:class="chart:bar" chart:attached-axis="primary-y" chart:style-name="G0S0">
            <chart:data-point chart:repeated="4"/>
          </chart:series>
          <chart:series chart:label-cell-address="LOC.$L$3" chart:values-cell-range-address="LOC.$L$4:.$L$7" chart:class="chart:bar" chart:attached-axis="primary-y" chart:style-name="G0S1">
            <chart:data-point chart:repeated="4"/>
          </chart:series>
          <chart:series chart:label-cell-address="LOC.$M$3" chart:values-cell-range-address="LOC.$M$4:.$M$7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  <number:text> </number:text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erforman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Echo).$L$4:.$L$6"/>
          </chart:axis>
          <chart:series chart:label-cell-address="Perf(Echo).$M$3" chart:values-cell-range-address="Perf(Echo).$M$4:.$M$6" chart:class="chart:bar" chart:attached-axis="primary-y" chart:style-name="G0S0">
            <chart:data-point chart:repeated="3"/>
          </chart:series>
          <chart:series chart:label-cell-address="Perf(Echo).$N$3" chart:values-cell-range-address="Perf(Echo).$N$4:.$N$6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8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5089b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97b9e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erformanc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f(Redis).$M$3:.$M$5"/>
          </chart:axis>
          <chart:series chart:label-cell-address="Perf(Redis).$N$2" chart:values-cell-range-address="Perf(Redis).$N$3:.$N$5" chart:class="chart:bar" chart:attached-axis="primary-y" chart:style-name="G0S0">
            <chart:data-point chart:repeated="3"/>
          </chart:series>
          <chart:series chart:label-cell-address="Perf(Redis).$O$2" chart:values-cell-range-address="Perf(Redis).$O$3:.$O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